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4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RURI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GROPECUARIA NUTRICENTRO IRURI E.I.R.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4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CO HUAMAN PABL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5</text:p>
          </table:table-cell>
        </table:table-row>
        <table:table-row>
          <table:table-cell table:style-name="Tabla1.A2" office:value-type="float" office:value="0">
            <text:p text:style-name="P1">POLLO COBB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>5049679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3:28:53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